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38.6pt" svg:height="472.25pt" svg:x="274.45pt" svg:y="61.57pt">
            <loext:p draw:notify-on-update-of-ranges="Sheet1.A1:Sheet1.A1 Sheet1.A2:Sheet1.A25 Sheet1.B1:Sheet1.B1 Sheet1.B2:Sheet1.B25 Sheet1.A1:Sheet1.A1 Sheet1.A2:Sheet1.A25 Sheet1.C1:Sheet1.C1 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non_cilk</text:p>
          </table:table-cell>
          <table:table-cell office:value-type="string" calcext:value-type="string">
            <text:p>ci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" calcext:value-type="float">
            <text:p>0.031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" calcext:value-type="float">
            <text:p>0.033</text:p>
          </table:table-cell>
          <table:table-cell office:value-type="float" office:value="1.267" calcext:value-type="float">
            <text:p>1.2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6" calcext:value-type="float">
            <text:p>0.096</text:p>
          </table:table-cell>
          <table:table-cell office:value-type="float" office:value="21.371" calcext:value-type="float">
            <text:p>21.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7" calcext:value-type="float">
            <text:p>0.087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8" calcext:value-type="float">
            <text:p>0.158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83" calcext:value-type="float">
            <text:p>0.583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8" calcext:value-type="float">
            <text:p>1.58</text:p>
          </table:table-cell>
          <table:table-cell office:value-type="float" office:value="2.786" calcext:value-type="float">
            <text:p>2.7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11" calcext:value-type="float">
            <text:p>2.11</text:p>
          </table:table-cell>
          <table:table-cell office:value-type="float" office:value="2.271" calcext:value-type="float">
            <text:p>2.2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736" calcext:value-type="float">
            <text:p>5.736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.518" calcext:value-type="float">
            <text:p>6.518</text:p>
          </table:table-cell>
          <table:table-cell office:value-type="float" office:value="5.485" calcext:value-type="float">
            <text:p>5.4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.795" calcext:value-type="float">
            <text:p>11.795</text:p>
          </table:table-cell>
          <table:table-cell office:value-type="float" office:value="10.806" calcext:value-type="float">
            <text:p>10.8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4.647" calcext:value-type="float">
            <text:p>24.647</text:p>
          </table:table-cell>
          <table:table-cell office:value-type="float" office:value="22.279" calcext:value-type="float">
            <text:p>22.2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.53" calcext:value-type="float">
            <text:p>52.53</text:p>
          </table:table-cell>
          <table:table-cell office:value-type="float" office:value="47.36" calcext:value-type="float">
            <text:p>47.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8.562" calcext:value-type="float">
            <text:p>98.562</text:p>
          </table:table-cell>
          <table:table-cell office:value-type="float" office:value="90.584" calcext:value-type="float">
            <text:p>90.58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.943" calcext:value-type="float">
            <text:p>204.943</text:p>
          </table:table-cell>
          <table:table-cell office:value-type="float" office:value="178.05" calcext:value-type="float">
            <text:p>178.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21.962" calcext:value-type="float">
            <text:p>421.962</text:p>
          </table:table-cell>
          <table:table-cell office:value-type="float" office:value="362.229" calcext:value-type="float">
            <text:p>362.22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80.786" calcext:value-type="float">
            <text:p>880.786</text:p>
          </table:table-cell>
          <table:table-cell office:value-type="float" office:value="781.528" calcext:value-type="float">
            <text:p>781.52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1611.87" calcext:value-type="float">
            <text:p>1611.8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24.81" calcext:value-type="float">
            <text:p>3924.81</text:p>
          </table:table-cell>
          <table:table-cell office:value-type="float" office:value="3303.67" calcext:value-type="float">
            <text:p>3303.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062.96" calcext:value-type="float">
            <text:p>8062.96</text:p>
          </table:table-cell>
          <table:table-cell office:value-type="float" office:value="6903.37" calcext:value-type="float">
            <text:p>6903.3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814" calcext:value-type="float">
            <text:p>16814</text:p>
          </table:table-cell>
          <table:table-cell office:value-type="float" office:value="14289.4" calcext:value-type="float">
            <text:p>1428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03:49.098781480</meta:creation-date>
    <dc:date>2017-07-26T15:24:44.045871528</dc:date>
    <meta:editing-duration>PT8M2S</meta:editing-duration>
    <meta:editing-cycles>1</meta:editing-cycles>
    <meta:document-statistic meta:table-count="1" meta:cell-count="7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57cm" svg:height="16.661cm" xlink:href=".." xlink:type="simple" chart:class="chart:scatter" chart:style-name="ch1">
        <chart:title svg:x="10.021cm" svg:y="0.469cm" chart:style-name="ch2">
          <text:p>Itirative FFT: Cilk vs Non-Cilk</text:p>
        </chart:title>
        <chart:legend chart:legend-position="end" svg:x="23.443cm" svg:y="7.782cm" style:legend-expansion="high" chart:style-name="ch3"/>
        <chart:plot-area chart:style-name="ch4" table:cell-range-address="Sheet1.A1:Sheet1.C25" chart:data-source-has-labels="row" svg:x="1.532cm" svg:y="1.581cm" svg:width="21.39cm" svg:height="13.766cm">
          <chartooo:coordinate-region svg:x="2.524cm" svg:y="1.78cm" svg:width="19.563cm" svg:height="12.92cm"/>
          <chart:axis chart:dimension="x" chart:name="primary-x" chart:style-name="ch5">
            <chart:title svg:x="10.212cm" svg:y="15.68cm" chart:style-name="ch6">
              <text:p>Number of Elements in FFT</text:p>
            </chart:title>
          </chart:axis>
          <chart:axis chart:dimension="y" chart:name="primary-y" chart:style-name="ch5">
            <chart:title svg:x="0.451cm" svg:y="10.268cm" chart:style-name="ch7">
              <text:p>Elapsed Time (Seconds)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0" chart:values-cell-range-address="Sheet1.C2:Sheet1.C25" chart:label-cell-address="Sheet1.C1:Sheet1.C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_cilk</text:p>
                <draw:g>
                  <svg:desc>Sheet1.B1:Sheet1.B1</svg:desc>
                </draw:g>
              </table:table-cell>
              <table:table-cell office:value-type="string">
                <text:p>cil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0.002">
                <text:p>0.002</text:p>
                <draw:g>
                  <svg:desc>Sheet1.B2:Sheet1.B25</svg:desc>
                </draw:g>
              </table:table-cell>
              <table:table-cell office:value-type="float" office:value="1.057">
                <text:p>1.057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1">
                <text:p>0.031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3">
                <text:p>0.033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96">
                <text:p>0.096</text:p>
              </table:table-cell>
              <table:table-cell office:value-type="float" office:value="21.371">
                <text:p>21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87">
                <text:p>0.087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8">
                <text:p>0.158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283">
                <text:p>0.28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83">
                <text:p>0.583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.58">
                <text:p>1.58</text:p>
              </table:table-cell>
              <table:table-cell office:value-type="float" office:value="2.786">
                <text:p>2.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.11">
                <text:p>2.11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.736">
                <text:p>5.736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.518">
                <text:p>6.518</text:p>
              </table:table-cell>
              <table:table-cell office:value-type="float" office:value="5.485">
                <text:p>5.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1.795">
                <text:p>11.795</text:p>
              </table:table-cell>
              <table:table-cell office:value-type="float" office:value="10.806">
                <text:p>1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24.647">
                <text:p>24.647</text:p>
              </table:table-cell>
              <table:table-cell office:value-type="float" office:value="22.279">
                <text:p>22.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52.53">
                <text:p>52.53</text:p>
              </table:table-cell>
              <table:table-cell office:value-type="float" office:value="47.36">
                <text:p>47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98.562">
                <text:p>98.562</text:p>
              </table:table-cell>
              <table:table-cell office:value-type="float" office:value="90.584">
                <text:p>90.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204.943">
                <text:p>204.943</text:p>
              </table:table-cell>
              <table:table-cell office:value-type="float" office:value="178.05">
                <text:p>178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421.962">
                <text:p>421.962</text:p>
              </table:table-cell>
              <table:table-cell office:value-type="float" office:value="362.229">
                <text:p>362.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880.786">
                <text:p>880.786</text:p>
              </table:table-cell>
              <table:table-cell office:value-type="float" office:value="781.528">
                <text:p>781.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1837.75">
                <text:p>1837.75</text:p>
              </table:table-cell>
              <table:table-cell office:value-type="float" office:value="1611.87">
                <text:p>1611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3924.81">
                <text:p>3924.81</text:p>
              </table:table-cell>
              <table:table-cell office:value-type="float" office:value="3303.67">
                <text:p>3303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8062.96">
                <text:p>8062.96</text:p>
              </table:table-cell>
              <table:table-cell office:value-type="float" office:value="6903.37">
                <text:p>6903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16814">
                <text:p>16814</text:p>
              </table:table-cell>
              <table:table-cell office:value-type="float" office:value="14289.4">
                <text:p>1428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